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1.459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10.351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paragraph-properties style:writing-mode="page"/>
      <style:text-properties fo:color="#000000" fo:font-style="normal" fo:font-weight="normal"/>
    </style:style>
    <style:style style:name="ce1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fo:font-style="normal" fo:font-weight="normal"/>
    </style:style>
    <style:style style:name="ce5" style:family="table-cell" style:parent-style-name="Default">
      <style:table-cell-properties fo:background-color="#ffff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104">
      <style:text-properties fo:color="#000000"/>
    </style:style>
    <style:style style:name="ce6" style:family="table-cell" style:parent-style-name="Default">
      <style:table-cell-properties fo:background-color="#ffd74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ef535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e040fb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ackground-color="#e0e0e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fo:background-color="#64ffda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fo:background-color="#d4e157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transparent" fo:border="0.99pt solid #000000" style:vertical-align="middl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start" style:writing-mode="page"/>
      <style:text-properties fo:color="#000000"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>
      <style:table-cell-properties fo:background-color="#ef5350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font-size="10pt" style:text-underline-style="none" style:text-underline-color="font-color"/>
    </style:style>
    <style:style style:name="T3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Valor_por_ciudad_indicador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4" table:number-columns-repeated="99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<text:span text:style-name="T1">Entidad urbana</text:span></text:p>
          </table:table-cell>
          <table:table-cell table:style-name="ce5" office:value-type="string" calcext:value-type="string">
            <text:p><text:span text:style-name="T1">var1</text:span></text:p>
          </table:table-cell>
          <table:table-cell table:style-name="ce6" office:value-type="string" calcext:value-type="string">
            <text:p><text:span text:style-name="T1">var2</text:span></text:p>
          </table:table-cell>
          <table:table-cell table:style-name="ce7" office:value-type="string" calcext:value-type="string">
            <text:p><text:span text:style-name="T1">var3</text:span></text:p>
          </table:table-cell>
          <table:table-cell table:style-name="ce7" office:value-type="string" calcext:value-type="string">
            <text:p><text:span text:style-name="T1">var4</text:span></text:p>
          </table:table-cell>
          <table:table-cell table:style-name="ce7" office:value-type="string" calcext:value-type="string">
            <text:p><text:span text:style-name="T1">var6</text:span></text:p>
          </table:table-cell>
          <table:table-cell table:style-name="ce7" office:value-type="string" calcext:value-type="string">
            <text:p><text:span text:style-name="T1">var9</text:span></text:p>
          </table:table-cell>
          <table:table-cell table:style-name="ce7" office:value-type="string" calcext:value-type="string">
            <text:p><text:span text:style-name="T1">var10</text:span></text:p>
          </table:table-cell>
          <table:table-cell table:style-name="ce8" office:value-type="string" calcext:value-type="string">
            <text:p><text:span text:style-name="T1">var16</text:span></text:p>
          </table:table-cell>
          <table:table-cell table:style-name="ce8" office:value-type="string" calcext:value-type="string">
            <text:p><text:span text:style-name="T1">var17</text:span></text:p>
          </table:table-cell>
          <table:table-cell table:style-name="ce8" office:value-type="string" calcext:value-type="string">
            <text:p><text:span text:style-name="T1">var18</text:span></text:p>
          </table:table-cell>
          <table:table-cell table:style-name="ce9" office:value-type="string" calcext:value-type="string">
            <text:p><text:span text:style-name="T1">var19</text:span></text:p>
          </table:table-cell>
          <table:table-cell table:style-name="ce9" office:value-type="string" calcext:value-type="string">
            <text:p><text:span text:style-name="T1">var20</text:span></text:p>
          </table:table-cell>
          <table:table-cell table:style-name="ce9" office:value-type="string" calcext:value-type="string">
            <text:p><text:span text:style-name="T1">var21</text:span></text:p>
          </table:table-cell>
          <table:table-cell table:style-name="ce9" office:value-type="string" calcext:value-type="string">
            <text:p><text:span text:style-name="T1">var22</text:span></text:p>
          </table:table-cell>
          <table:table-cell table:style-name="ce9" office:value-type="string" calcext:value-type="string">
            <text:p><text:span text:style-name="T1">var23</text:span></text:p>
          </table:table-cell>
          <table:table-cell table:style-name="ce9" office:value-type="string" calcext:value-type="string">
            <text:p><text:span text:style-name="T1">var24</text:span></text:p>
          </table:table-cell>
          <table:table-cell table:style-name="ce10" office:value-type="string" calcext:value-type="string">
            <text:p><text:span text:style-name="T1">var25</text:span></text:p>
          </table:table-cell>
          <table:table-cell table:style-name="ce11" office:value-type="string" calcext:value-type="string">
            <text:p><text:span text:style-name="T1">var26</text:span></text:p>
          </table:table-cell>
          <table:table-cell table:style-name="ce11" office:value-type="string" calcext:value-type="string">
            <text:p><text:span text:style-name="T1">var27</text:span></text:p>
          </table:table-cell>
          <table:table-cell table:style-name="ce11" office:value-type="string" calcext:value-type="string">
            <text:p><text:span text:style-name="T1">var28</text:span></text:p>
          </table:table-cell>
          <table:table-cell table:style-name="ce11" office:value-type="string" calcext:value-type="string">
            <text:p><text:span text:style-name="T1">var29</text:span></text:p>
          </table:table-cell>
          <table:table-cell table:style-name="ce1" office:value-type="string" calcext:value-type="string">
            <text:p><text:span text:style-name="T2">region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Carahue</text:span></text:p>
          </table:table-cell>
          <table:table-cell table:style-name="ce14" office:value-type="float" office:value="0.089041095890411" calcext:value-type="float">
            <text:p>0,089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45833333333333" calcext:value-type="float">
            <text:p>0,1458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0309519119840176" calcext:value-type="float">
            <text:p>0,003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" calcext:value-type="float">
            <text:p>0,08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.0314465408805031" calcext:value-type="float">
            <text:p>0,0314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51304347826087" calcext:value-type="float">
            <text:p>0,5130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Cunco</text:span></text:p>
          </table:table-cell>
          <table:table-cell table:style-name="ce14" office:value-type="float" office:value="0.0616438356164384" calcext:value-type="float">
            <text:p>0,0616</text:p>
          </table:table-cell>
          <table:table-cell table:style-name="ce14" office:value-type="float" office:value="0.027027027027027" calcext:value-type="float">
            <text:p>0,027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422352908072821" calcext:value-type="float">
            <text:p>0,0422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.04" calcext:value-type="float">
            <text:p>0,04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style-name="ce14" office:value-type="float" office:value="0.0251572327044025" calcext:value-type="float">
            <text:p>0,0252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556521739130435" calcext:value-type="float">
            <text:p>0,5565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Freire</text:span></text:p>
          </table:table-cell>
          <table:table-cell table:style-name="ce14" office:value-type="float" office:value="0.0547945205479452" calcext:value-type="float">
            <text:p>0,0548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253946368777962" calcext:value-type="float">
            <text:p>0,025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" calcext:value-type="float">
            <text:p>0,080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number-columns-repeated="2" table:style-name="ce14" office:value-type="float" office:value="0.166666666666667" calcext:value-type="float">
            <text:p>0,166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147826086956522" calcext:value-type="float">
            <text:p>0,147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Gorbea</text:span></text:p>
          </table:table-cell>
          <table:table-cell table:style-name="ce14" office:value-type="float" office:value="0.0410958904109589" calcext:value-type="float">
            <text:p>0,0411</text:p>
          </table:table-cell>
          <table:table-cell table:style-name="ce14" office:value-type="float" office:value="0.027027027027027" calcext:value-type="float">
            <text:p>0,027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25901122710262" calcext:value-type="float">
            <text:p>0,0259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" calcext:value-type="float">
            <text:p>0,12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.0366876310272537" calcext:value-type="float">
            <text:p>0,0367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269565217391304" calcext:value-type="float">
            <text:p>0,2696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Lautaro</text:span></text:p>
          </table:table-cell>
          <table:table-cell table:style-name="ce14" office:value-type="float" office:value="0.102739726027397" calcext:value-type="float">
            <text:p>0,1027</text:p>
          </table:table-cell>
          <table:table-cell table:style-name="ce14" office:value-type="float" office:value="0.0810810810810811" calcext:value-type="float">
            <text:p>0,0811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906328259095641" calcext:value-type="float">
            <text:p>0,090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" calcext:value-type="float">
            <text:p>0,0800</text:p>
          </table:table-cell>
          <table:table-cell table:style-name="ce14" office:value-type="float" office:value="0.12280701754386" calcext:value-type="float">
            <text:p>0,1228</text:p>
          </table:table-cell>
          <table:table-cell table:style-name="ce14" office:value-type="float" office:value="0.0754716981132075" calcext:value-type="float">
            <text:p>0,0755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5" calcext:value-type="float">
            <text:p>0,5000</text:p>
          </table:table-cell>
          <table:table-cell table:style-name="ce14" office:value-type="float" office:value="0.129032258064516" calcext:value-type="float">
            <text:p>0,1290</text:p>
          </table:table-cell>
          <table:table-cell table:style-name="ce14" office:value-type="float" office:value="0.263157894736842" calcext:value-type="float">
            <text:p>0,263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87804878048781" calcext:value-type="float">
            <text:p>0,0488</text:p>
          </table:table-cell>
          <table:table-cell table:style-name="ce14" office:value-type="float" office:value="0.434782608695652" calcext:value-type="float">
            <text:p>0,434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Loncoche</text:span></text:p>
          </table:table-cell>
          <table:table-cell table:style-name="ce14" office:value-type="float" office:value="0.0753424657534247" calcext:value-type="float">
            <text:p>0,0753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.416666666666667" calcext:value-type="float">
            <text:p>0,4167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style-name="ce14" office:value-type="float" office:value="0.0556290272658206" calcext:value-type="float">
            <text:p>0,055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" calcext:value-type="float">
            <text:p>0,1200</text:p>
          </table:table-cell>
          <table:table-cell table:style-name="ce14" office:value-type="float" office:value="0.087719298245614" calcext:value-type="float">
            <text:p>0,0877</text:p>
          </table:table-cell>
          <table:table-cell table:style-name="ce14" office:value-type="float" office:value="0.0408805031446541" calcext:value-type="float">
            <text:p>0,0409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967741935483871" calcext:value-type="float">
            <text:p>0,0968</text:p>
          </table:table-cell>
          <table:table-cell table:style-name="ce14" office:value-type="float" office:value="0.210526315789474" calcext:value-type="float">
            <text:p>0,210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817391304347826" calcext:value-type="float">
            <text:p>0,8174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2" office:value-type="string" calcext:value-type="string">
            <text:p>Imperial</text:p>
          </table:table-cell>
          <table:table-cell table:style-name="ce14" office:value-type="float" office:value="0.102739726027397" calcext:value-type="float">
            <text:p>0,1027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222222222222222" calcext:value-type="float">
            <text:p>0,2222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style-name="ce14" office:value-type="float" office:value="0.0520273502349531" calcext:value-type="float">
            <text:p>0,052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" calcext:value-type="float">
            <text:p>0,1200</text:p>
          </table:table-cell>
          <table:table-cell table:style-name="ce14" office:value-type="float" office:value="0.0701754385964912" calcext:value-type="float">
            <text:p>0,0702</text:p>
          </table:table-cell>
          <table:table-cell table:style-name="ce14" office:value-type="float" office:value="0.147798742138365" calcext:value-type="float">
            <text:p>0,1478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967741935483871" calcext:value-type="float">
            <text:p>0,0968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434782608695652" calcext:value-type="float">
            <text:p>0,434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itrufquen</text:span></text:p>
          </table:table-cell>
          <table:table-cell table:style-name="ce14" office:value-type="float" office:value="0.0821917808219178" calcext:value-type="float">
            <text:p>0,0822</text:p>
          </table:table-cell>
          <table:table-cell table:style-name="ce14" office:value-type="float" office:value="0.027027027027027" calcext:value-type="float">
            <text:p>0,027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style-name="ce14" office:value-type="float" office:value="0.0834013337460255" calcext:value-type="float">
            <text:p>0,083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" calcext:value-type="float">
            <text:p>0,0800</text:p>
          </table:table-cell>
          <table:table-cell table:style-name="ce14" office:value-type="float" office:value="0.087719298245614" calcext:value-type="float">
            <text:p>0,0877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391304347826087" calcext:value-type="float">
            <text:p>0,3913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ucon</text:span></text:p>
          </table:table-cell>
          <table:table-cell table:style-name="ce14" office:value-type="float" office:value="0.0753424657534247" calcext:value-type="float">
            <text:p>0,0753</text:p>
          </table:table-cell>
          <table:table-cell table:style-name="ce14" office:value-type="float" office:value="0.0810810810810811" calcext:value-type="float">
            <text:p>0,0811</text:p>
          </table:table-cell>
          <table:table-cell table:style-name="ce14" office:value-type="float" office:value="0.214285714285714" calcext:value-type="float">
            <text:p>0,2143</text:p>
          </table:table-cell>
          <table:table-cell table:style-name="ce14" office:value-type="float" office:value="0.222222222222222" calcext:value-type="float">
            <text:p>0,2222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583333333333333" calcext:value-type="float">
            <text:p>0,5833</text:p>
          </table:table-cell>
          <table:table-cell table:style-name="ce14" office:value-type="float" office:value="0.151515151515152" calcext:value-type="float">
            <text:p>0,1515</text:p>
          </table:table-cell>
          <table:table-cell table:style-name="ce14" office:value-type="float" office:value="0.063690593432567" calcext:value-type="float">
            <text:p>0,0637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210526315789474" calcext:value-type="float">
            <text:p>0,2105</text:p>
          </table:table-cell>
          <table:table-cell table:style-name="ce14" office:value-type="float" office:value="0.0786163522012579" calcext:value-type="float">
            <text:p>0,0786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161290322580645" calcext:value-type="float">
            <text:p>0,1613</text:p>
          </table:table-cell>
          <table:table-cell table:style-name="ce14" office:value-type="float" office:value="0.263157894736842" calcext:value-type="float">
            <text:p>0,263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10810810810811" calcext:value-type="float">
            <text:p>0,081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1951219512195" calcext:value-type="float">
            <text:p>0,1220</text:p>
          </table:table-cell>
          <table:table-cell table:style-name="ce14" office:value-type="float" office:value="0.139130434782609" calcext:value-type="float">
            <text:p>0,1391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Villarrica</text:span></text:p>
          </table:table-cell>
          <table:table-cell table:style-name="ce14" office:value-type="float" office:value="0.198630136986301" calcext:value-type="float">
            <text:p>0,1986</text:p>
          </table:table-cell>
          <table:table-cell table:style-name="ce14" office:value-type="float" office:value="0.108108108108108" calcext:value-type="float">
            <text:p>0,1081</text:p>
          </table:table-cell>
          <table:table-cell table:style-name="ce14" office:value-type="float" office:value="0.357142857142857" calcext:value-type="float">
            <text:p>0,3571</text:p>
          </table:table-cell>
          <table:table-cell table:style-name="ce14" office:value-type="float" office:value="0.444444444444444" calcext:value-type="float">
            <text:p>0,4444</text:p>
          </table:table-cell>
          <table:table-cell table:style-name="ce14" office:value-type="float" office:value="0.1875" calcext:value-type="float">
            <text:p>0,1875</text:p>
          </table:table-cell>
          <table:table-cell table:style-name="ce14" office:value-type="float" office:value="0.416666666666667" calcext:value-type="float">
            <text:p>0,4167</text:p>
          </table:table-cell>
          <table:table-cell table:style-name="ce14" office:value-type="float" office:value="0.303030303030303" calcext:value-type="float">
            <text:p>0,3030</text:p>
          </table:table-cell>
          <table:table-cell table:style-name="ce14" office:value-type="float" office:value="0.175412926643969" calcext:value-type="float">
            <text:p>0,1754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.12" calcext:value-type="float">
            <text:p>0,1200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059748427672956" calcext:value-type="float">
            <text:p>0,0597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5" calcext:value-type="float">
            <text:p>0,5000</text:p>
          </table:table-cell>
          <table:table-cell table:style-name="ce14" office:value-type="float" office:value="0.129032258064516" calcext:value-type="float">
            <text:p>0,1290</text:p>
          </table:table-cell>
          <table:table-cell table:style-name="ce14" office:value-type="float" office:value="0.263157894736842" calcext:value-type="float">
            <text:p>0,263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43243243243243" calcext:value-type="float">
            <text:p>0,2432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268292682926829" calcext:value-type="float">
            <text:p>0,2683</text:p>
          </table:table-cell>
          <table:table-cell table:style-name="ce14" office:value-type="float" office:value="0.365217391304348" calcext:value-type="float">
            <text:p>0,3652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Angol</text:span></text:p>
          </table:table-cell>
          <table:table-cell table:style-name="ce14" office:value-type="float" office:value="0.287671232876712" calcext:value-type="float">
            <text:p>0,2877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style-name="ce14" office:value-type="float" office:value="0.285714285714286" calcext:value-type="float">
            <text:p>0,2857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3125" calcext:value-type="float">
            <text:p>0,3125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181818181818182" calcext:value-type="float">
            <text:p>0,1818</text:p>
          </table:table-cell>
          <table:table-cell table:style-name="ce14" office:value-type="float" office:value="0.169700891977827" calcext:value-type="float">
            <text:p>0,1697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.16" calcext:value-type="float">
            <text:p>0,1600</text:p>
          </table:table-cell>
          <table:table-cell table:style-name="ce14" office:value-type="float" office:value="0.280701754385965" calcext:value-type="float">
            <text:p>0,2807</text:p>
          </table:table-cell>
          <table:table-cell table:style-name="ce14" office:value-type="float" office:value="0.245283018867925" calcext:value-type="float">
            <text:p>0,2453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157894736842105" calcext:value-type="float">
            <text:p>0,1579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2162162162162" calcext:value-type="float">
            <text:p>0,162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70731707317073" calcext:value-type="float">
            <text:p>0,1707</text:p>
          </table:table-cell>
          <table:table-cell table:style-name="ce14" office:value-type="float" office:value="1" calcext:value-type="float">
            <text:p>1,0000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Collipulli</text:span></text:p>
          </table:table-cell>
          <table:table-cell table:style-name="ce14" office:value-type="float" office:value="0.0958904109589041" calcext:value-type="float">
            <text:p>0,0959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45833333333333" calcext:value-type="float">
            <text:p>0,1458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63775007737978" calcext:value-type="float">
            <text:p>0,0638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087719298245614" calcext:value-type="float">
            <text:p>0,0877</text:p>
          </table:table-cell>
          <table:table-cell table:style-name="ce14" office:value-type="float" office:value="0.030398322851153" calcext:value-type="float">
            <text:p>0,030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32258064516129" calcext:value-type="float">
            <text:p>0,0323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452173913043478" calcext:value-type="float">
            <text:p>0,4522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Curacautin</text:span></text:p>
          </table:table-cell>
          <table:table-cell table:style-name="ce14" office:value-type="float" office:value="0.0753424657534247" calcext:value-type="float">
            <text:p>0,0753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45833333333333" calcext:value-type="float">
            <text:p>0,1458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395199639832297" calcext:value-type="float">
            <text:p>0,039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" calcext:value-type="float">
            <text:p>0,1600</text:p>
          </table:table-cell>
          <table:table-cell table:style-name="ce14" office:value-type="float" office:value="0.087719298245614" calcext:value-type="float">
            <text:p>0,0877</text:p>
          </table:table-cell>
          <table:table-cell table:style-name="ce14" office:value-type="float" office:value="0.0251572327044025" calcext:value-type="float">
            <text:p>0,0252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32258064516129" calcext:value-type="float">
            <text:p>0,0323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347826086956522" calcext:value-type="float">
            <text:p>0,347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uren</text:span></text:p>
          </table:table-cell>
          <table:table-cell table:style-name="ce14" office:value-type="float" office:value="0.0753424657534247" calcext:value-type="float">
            <text:p>0,0753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145833333333333" calcext:value-type="float">
            <text:p>0,1458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style-name="ce14" office:value-type="float" office:value="0.02249641239202" calcext:value-type="float">
            <text:p>0,022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" calcext:value-type="float">
            <text:p>0,04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style-name="ce14" office:value-type="float" office:value="0.0293501048218029" calcext:value-type="float">
            <text:p>0,029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4" calcext:value-type="float">
            <text:p>0,4000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Renaico</text:span></text:p>
          </table:table-cell>
          <table:table-cell table:style-name="ce14" office:value-type="float" office:value="0.0342465753424658" calcext:value-type="float">
            <text:p>0,0342</text:p>
          </table:table-cell>
          <table:table-cell table:number-columns-repeated="5"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203297785531388" calcext:value-type="float">
            <text:p>0,020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" calcext:value-type="float">
            <text:p>0,04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number-columns-repeated="7" table:style-name="ce14" office:value-type="float" office:value="0" calcext:value-type="float">
            <text:p>0,0000</text:p>
          </table:table-cell>
          <table:table-cell table:style-name="ce14" office:value-type="float" office:value="0.121739130434783" calcext:value-type="float">
            <text:p>0,1217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Traiguen</text:span></text:p>
          </table:table-cell>
          <table:table-cell table:style-name="ce14" office:value-type="float" office:value="0.102739726027397" calcext:value-type="float">
            <text:p>0,1027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04166666666667" calcext:value-type="float">
            <text:p>0,1042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909090909090909" calcext:value-type="float">
            <text:p>0,0909</text:p>
          </table:table-cell>
          <table:table-cell table:style-name="ce14" office:value-type="float" office:value="0.0495230591744281" calcext:value-type="float">
            <text:p>0,0495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701754385964912" calcext:value-type="float">
            <text:p>0,0702</text:p>
          </table:table-cell>
          <table:table-cell table:style-name="ce14" office:value-type="float" office:value="0.0849056603773585" calcext:value-type="float">
            <text:p>0,0849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32258064516129" calcext:value-type="float">
            <text:p>0,0323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10810810810811" calcext:value-type="float">
            <text:p>0,081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31707317073171" calcext:value-type="float">
            <text:p>0,0732</text:p>
          </table:table-cell>
          <table:table-cell table:style-name="ce14" office:value-type="float" office:value="0.530434782608696" calcext:value-type="float">
            <text:p>0,5304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Victoria</text:span></text:p>
          </table:table-cell>
          <table:table-cell table:style-name="ce14" office:value-type="float" office:value="0.178082191780822" calcext:value-type="float">
            <text:p>0,1781</text:p>
          </table:table-cell>
          <table:table-cell table:style-name="ce14" office:value-type="float" office:value="0.0810810810810811" calcext:value-type="float">
            <text:p>0,0811</text:p>
          </table:table-cell>
          <table:table-cell table:style-name="ce14" office:value-type="float" office:value="0.214285714285714" calcext:value-type="float">
            <text:p>0,2143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04166666666667" calcext:value-type="float">
            <text:p>0,1042</text:p>
          </table:table-cell>
          <table:table-cell table:style-name="ce14" office:value-type="float" office:value="0.25" calcext:value-type="float">
            <text:p>0,2500</text:p>
          </table:table-cell>
          <table:table-cell table:style-name="ce14" office:value-type="float" office:value="0.121212121212121" calcext:value-type="float">
            <text:p>0,1212</text:p>
          </table:table-cell>
          <table:table-cell table:style-name="ce14" office:value-type="float" office:value="0.0919834547961395" calcext:value-type="float">
            <text:p>0,0920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.08" calcext:value-type="float">
            <text:p>0,0800</text:p>
          </table:table-cell>
          <table:table-cell table:style-name="ce14" office:value-type="float" office:value="0.140350877192982" calcext:value-type="float">
            <text:p>0,1404</text:p>
          </table:table-cell>
          <table:table-cell table:style-name="ce14" office:value-type="float" office:value="0.187631027253669" calcext:value-type="float">
            <text:p>0,1876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157894736842105" calcext:value-type="float">
            <text:p>0,1579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08108108108108" calcext:value-type="float">
            <text:p>0,108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975609756097561" calcext:value-type="float">
            <text:p>0,0976</text:p>
          </table:table-cell>
          <table:table-cell table:style-name="ce14" office:value-type="float" office:value="0.530434782608696" calcext:value-type="float">
            <text:p>0,5304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Valdivia</text:span></text:p>
          </table:table-cell>
          <table:table-cell table:number-columns-repeated="20" table:style-name="ce14" office:value-type="float" office:value="1" calcext:value-type="float">
            <text:p>1,0000</text:p>
          </table:table-cell>
          <table:table-cell table:style-name="ce14" office:value-type="float" office:value="0.241379310344828" calcext:value-type="float">
            <text:p>0,2414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Lanco</text:span></text:p>
          </table:table-cell>
          <table:table-cell table:style-name="ce14" office:value-type="float" office:value="0.0461538461538462" calcext:value-type="float">
            <text:p>0,0462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645161290322581" calcext:value-type="float">
            <text:p>0,0645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065626989178867" calcext:value-type="float">
            <text:p>0,0656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1" calcext:value-type="float">
            <text:p>0,1000</text:p>
          </table:table-cell>
          <table:table-cell table:style-name="ce14" office:value-type="float" office:value="0.0347222222222222" calcext:value-type="float">
            <text:p>0,0347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689655172413793" calcext:value-type="float">
            <text:p>0,0690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style-name="ce14" office:value-type="float" office:value="0.706896551724138" calcext:value-type="float">
            <text:p>0,7069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Los Lagos</text:span></text:p>
          </table:table-cell>
          <table:table-cell table:style-name="ce14" office:value-type="float" office:value="0.0538461538461538" calcext:value-type="float">
            <text:p>0,0538</text:p>
          </table:table-cell>
          <table:table-cell table:style-name="ce14" office:value-type="float" office:value="0.125" calcext:value-type="float">
            <text:p>0,1250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222222222222222" calcext:value-type="float">
            <text:p>0,2222</text:p>
          </table:table-cell>
          <table:table-cell table:style-name="ce14" office:value-type="float" office:value="0.285714285714286" calcext:value-type="float">
            <text:p>0,2857</text:p>
          </table:table-cell>
          <table:table-cell table:style-name="ce14" office:value-type="float" office:value="0.066008911521324" calcext:value-type="float">
            <text:p>0,066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" calcext:value-type="float">
            <text:p>0,1000</text:p>
          </table:table-cell>
          <table:table-cell table:style-name="ce14" office:value-type="float" office:value="0.0642361111111111" calcext:value-type="float">
            <text:p>0,0642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0344827586206897" calcext:value-type="float">
            <text:p>0,0345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style-name="ce14" office:value-type="float" office:value="0.793103448275862" calcext:value-type="float">
            <text:p>0,7931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Mariquina</text:span></text:p>
          </table:table-cell>
          <table:table-cell table:style-name="ce14" office:value-type="float" office:value="0.0307692307692308" calcext:value-type="float">
            <text:p>0,0308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125" calcext:value-type="float">
            <text:p>0,125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222222222222222" calcext:value-type="float">
            <text:p>0,2222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0962444302991725" calcext:value-type="float">
            <text:p>0,096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75" calcext:value-type="float">
            <text:p>0,0750</text:p>
          </table:table-cell>
          <table:table-cell table:style-name="ce14" office:value-type="float" office:value="0.0902777777777778" calcext:value-type="float">
            <text:p>0,0903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103448275862069" calcext:value-type="float">
            <text:p>0,1034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style-name="ce14" office:value-type="float" office:value="0.568965517241379" calcext:value-type="float">
            <text:p>0,5690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aillaco</text:span></text:p>
          </table:table-cell>
          <table:table-cell table:style-name="ce14" office:value-type="float" office:value="0.0692307692307692" calcext:value-type="float">
            <text:p>0,0692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1290322580645" calcext:value-type="float">
            <text:p>0,1613</text:p>
          </table:table-cell>
          <table:table-cell table:style-name="ce14" office:value-type="float" office:value="0.444444444444444" calcext:value-type="float">
            <text:p>0,4444</text:p>
          </table:table-cell>
          <table:table-cell table:style-name="ce14" office:value-type="float" office:value="0.214285714285714" calcext:value-type="float">
            <text:p>0,2143</text:p>
          </table:table-cell>
          <table:table-cell table:style-name="ce14" office:value-type="float" office:value="0.0742202418841502" calcext:value-type="float">
            <text:p>0,074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" calcext:value-type="float">
            <text:p>0,1000</text:p>
          </table:table-cell>
          <table:table-cell table:style-name="ce14" office:value-type="float" office:value="0.0677083333333333" calcext:value-type="float">
            <text:p>0,0677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03448275862069" calcext:value-type="float">
            <text:p>0,1034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style-name="ce14" office:value-type="float" office:value="0.844827586206897" calcext:value-type="float">
            <text:p>0,8448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anguipulli</text:span></text:p>
          </table:table-cell>
          <table:table-cell table:style-name="ce14" office:value-type="float" office:value="0.138461538461538" calcext:value-type="float">
            <text:p>0,1385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.375" calcext:value-type="float">
            <text:p>0,375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0967741935483871" calcext:value-type="float">
            <text:p>0,0968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.135614258434118" calcext:value-type="float">
            <text:p>0,1356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5" calcext:value-type="float">
            <text:p>0,1500</text:p>
          </table:table-cell>
          <table:table-cell table:style-name="ce14" office:value-type="float" office:value="0.131944444444444" calcext:value-type="float">
            <text:p>0,1319</text:p>
          </table:table-cell>
          <table:table-cell table:style-name="ce14" office:value-type="float" office:value="0.6" calcext:value-type="float">
            <text:p>0,6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137931034482759" calcext:value-type="float">
            <text:p>0,1379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5" calcext:value-type="float">
            <text:p>0,1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15384615384615" calcext:value-type="float">
            <text:p>0,1154</text:p>
          </table:table-cell>
          <table:table-cell table:style-name="ce14" office:value-type="float" office:value="0.672413793103448" calcext:value-type="float">
            <text:p>0,6724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La Union</text:span></text:p>
          </table:table-cell>
          <table:table-cell table:style-name="ce14" office:value-type="float" office:value="0.184615384615385" calcext:value-type="float">
            <text:p>0,1846</text:p>
          </table:table-cell>
          <table:table-cell table:style-name="ce14" office:value-type="float" office:value="0.1875" calcext:value-type="float">
            <text:p>0,1875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61290322580645" calcext:value-type="float">
            <text:p>0,1613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214285714285714" calcext:value-type="float">
            <text:p>0,2143</text:p>
          </table:table-cell>
          <table:table-cell table:style-name="ce14" office:value-type="float" office:value="0.176161680458307" calcext:value-type="float">
            <text:p>0,1762</text:p>
          </table:table-cell>
          <table:table-cell table:style-name="ce14" office:value-type="float" office:value="0.285714285714286" calcext:value-type="float">
            <text:p>0,2857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75" calcext:value-type="float">
            <text:p>0,1750</text:p>
          </table:table-cell>
          <table:table-cell table:style-name="ce14" office:value-type="float" office:value="0.190972222222222" calcext:value-type="float">
            <text:p>0,191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241379310344828" calcext:value-type="float">
            <text:p>0,2414</text:p>
          </table:table-cell>
          <table:table-cell table:style-name="ce14" office:value-type="float" office:value="0.208333333333333" calcext:value-type="float">
            <text:p>0,208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53846153846154" calcext:value-type="float">
            <text:p>0,1538</text:p>
          </table:table-cell>
          <table:table-cell table:style-name="ce14" office:value-type="float" office:value="0.948275862068966" calcext:value-type="float">
            <text:p>0,9483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Futrono</text:span>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129032258064516" calcext:value-type="float">
            <text:p>0,1290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.0615531508593253" calcext:value-type="float">
            <text:p>0,061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55555555555556" calcext:value-type="float">
            <text:p>0,0556</text:p>
          </table:table-cell>
          <table:table-cell table:style-name="ce14" office:value-type="float" office:value="0.075" calcext:value-type="float">
            <text:p>0,07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69230769230769" calcext:value-type="float">
            <text:p>0,0769</text:p>
          </table:table-cell>
          <table:table-cell table:style-name="ce14" office:value-type="float" office:value="0.413793103448276" calcext:value-type="float">
            <text:p>0,4138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Rio Bueno</text:span></text:p>
          </table:table-cell>
          <table:table-cell table:style-name="ce14" office:value-type="float" office:value="0.1" calcext:value-type="float">
            <text:p>0,1000</text:p>
          </table:table-cell>
          <table:table-cell table:style-name="ce14" office:value-type="float" office:value="0.1875" calcext:value-type="float">
            <text:p>0,1875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29032258064516" calcext:value-type="float">
            <text:p>0,1290</text:p>
          </table:table-cell>
          <table:table-cell table:style-name="ce14" office:value-type="float" office:value="0.333333333333333" calcext:value-type="float">
            <text:p>0,3333</text:p>
          </table:table-cell>
          <table:table-cell table:style-name="ce14" office:value-type="float" office:value="0.214285714285714" calcext:value-type="float">
            <text:p>0,2143</text:p>
          </table:table-cell>
          <table:table-cell table:style-name="ce14" office:value-type="float" office:value="0.111584977721197" calcext:value-type="float">
            <text:p>0,1116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15" calcext:value-type="float">
            <text:p>0,1500</text:p>
          </table:table-cell>
          <table:table-cell table:style-name="ce14" office:value-type="float" office:value="0.109375" calcext:value-type="float">
            <text:p>0,1094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37931034482759" calcext:value-type="float">
            <text:p>0,1379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" calcext:value-type="float">
            <text:p>0,10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69230769230769" calcext:value-type="float">
            <text:p>0,0769</text:p>
          </table:table-cell>
          <table:table-cell table:style-name="ce14" office:value-type="float" office:value="1" calcext:value-type="float">
            <text:p>1,0000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Vilcun</text:span></text:p>
          </table:table-cell>
          <table:table-cell table:style-name="ce14" office:value-type="float" office:value="0.0547945205479452" calcext:value-type="float">
            <text:p>0,0548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25" calcext:value-type="float">
            <text:p>0,125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516052787078984" calcext:value-type="float">
            <text:p>0,051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2" calcext:value-type="float">
            <text:p>0,1200</text:p>
          </table:table-cell>
          <table:table-cell table:style-name="ce14" office:value-type="float" office:value="0.0350877192982456" calcext:value-type="float">
            <text:p>0,0351</text:p>
          </table:table-cell>
          <table:table-cell table:style-name="ce14" office:value-type="float" office:value="0.0314465408805031" calcext:value-type="float">
            <text:p>0,0314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40540540540541" calcext:value-type="float">
            <text:p>0,054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87804878048781" calcext:value-type="float">
            <text:p>0,0488</text:p>
          </table:table-cell>
          <table:table-cell table:style-name="ce14" office:value-type="float" office:value="0.252173913043478" calcext:value-type="float">
            <text:p>0,2522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Curarrehue</text:span></text:p>
          </table:table-cell>
          <table:table-cell table:style-name="ce14" office:value-type="float" office:value="0.0205479452054795" calcext:value-type="float">
            <text:p>0,0205</text:p>
          </table:table-cell>
          <table:table-cell table:number-columns-repeated="5"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0574017276794507" calcext:value-type="float">
            <text:p>0,0057</text:p>
          </table:table-cell>
          <table:table-cell table:number-columns-repeated="9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0434782608695652" calcext:value-type="float">
            <text:p>0,0435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Galvarino</text:span></text:p>
          </table:table-cell>
          <table:table-cell table:style-name="ce14" office:value-type="float" office:value="0.0342465753424658" calcext:value-type="float">
            <text:p>0,0342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76707279326937" calcext:value-type="float">
            <text:p>0,017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" calcext:value-type="float">
            <text:p>0,04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62054507337526" calcext:value-type="float">
            <text:p>0,0262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0695652173913043" calcext:value-type="float">
            <text:p>0,0696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Melipeuco</text:span></text:p>
          </table:table-cell>
          <table:table-cell table:style-name="ce14" office:value-type="float" office:value="0.0273972602739726" calcext:value-type="float">
            <text:p>0,027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06643405835842" calcext:value-type="float">
            <text:p>0,0107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350877192982456" calcext:value-type="float">
            <text:p>0,0351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number-columns-repeated="7" table:style-name="ce14" office:value-type="float" office:value="0" calcext:value-type="float">
            <text:p>0,0000</text:p>
          </table:table-cell>
          <table:table-cell table:style-name="ce14" office:value-type="float" office:value="0.226086956521739" calcext:value-type="float">
            <text:p>0,2261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Perquenco</text:span></text:p>
          </table:table-cell>
          <table:table-cell table:number-columns-repeated="4" table:style-name="ce14" office:value-type="float" office:value="0" calcext:value-type="float">
            <text:p>0,0000</text:p>
          </table:table-cell>
          <table:table-cell table:style-name="ce14" office:value-type="float" office:value="0.0208333333333333" calcext:value-type="float">
            <text:p>0,0208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1733588452123" calcext:value-type="float">
            <text:p>0,0117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number-columns-repeated="9" table:style-name="ce14" office:value-type="float" office:value="0" calcext:value-type="float">
            <text:p>0,0000</text:p>
          </table:table-cell>
          <table:table-cell table:style-name="ce14" office:value-type="float" office:value="0.0260869565217391" calcext:value-type="float">
            <text:p>0,0261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1">Saavedra</text:span></text:p>
          </table:table-cell>
          <table:table-cell table:style-name="ce14" office:value-type="float" office:value="0.0684931506849315" calcext:value-type="float">
            <text:p>0,068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104166666666667" calcext:value-type="float">
            <text:p>0,1042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018289766172374" calcext:value-type="float">
            <text:p>0,0018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4" calcext:value-type="float">
            <text:p>0,04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number-columns-repeated="4" table:style-name="ce14" office:value-type="float" office:value="0" calcext:value-type="float">
            <text:p>0,00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0521739130434783" calcext:value-type="float">
            <text:p>0,0522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2" office:value-type="string" calcext:value-type="string">
            <text:p><text:span text:style-name="T1">Teodoro Schmidt</text:span></text:p>
          </table:table-cell>
          <table:table-cell table:style-name="ce14" office:value-type="float" office:value="0.0273972602739726" calcext:value-type="float">
            <text:p>0,0274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style-name="ce14" office:value-type="float" office:value="0.00695011114550212" calcext:value-type="float">
            <text:p>0,00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" calcext:value-type="float">
            <text:p>0,080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number-columns-repeated="2" table:style-name="ce14" office:value-type="float" office:value="0.166666666666667" calcext:value-type="float">
            <text:p>0,166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0869565217391304" calcext:value-type="float">
            <text:p>0,0870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Tolten</text:span></text:p>
          </table:table-cell>
          <table:table-cell table:style-name="ce14" office:value-type="float" office:value="0.0547945205479452" calcext:value-type="float">
            <text:p>0,0548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0606060606060606" calcext:value-type="float">
            <text:p>0,0606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style-name="ce14" office:value-type="float" office:value="0.0251572327044025" calcext:value-type="float">
            <text:p>0,0252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526315789473684" calcext:value-type="float">
            <text:p>0,0526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0347826086956522" calcext:value-type="float">
            <text:p>0,034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Cholchol</text:span></text:p>
          </table:table-cell>
          <table:table-cell table:style-name="ce14" office:value-type="float" office:value="0.0273972602739726" calcext:value-type="float">
            <text:p>0,027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08333333333333" calcext:value-type="float">
            <text:p>0,0208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24522355721883" calcext:value-type="float">
            <text:p>0,0245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number-columns-repeated="4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121739130434783" calcext:value-type="float">
            <text:p>0,1217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Ercilla</text:span></text:p>
          </table:table-cell>
          <table:table-cell table:style-name="ce14" office:value-type="float" office:value="0.0273972602739726" calcext:value-type="float">
            <text:p>0,0274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0803342806494274" calcext:value-type="float">
            <text:p>0,008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175438596491228" calcext:value-type="float">
            <text:p>0,0175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number-columns-repeated="7" table:style-name="ce14" office:value-type="float" office:value="0" calcext:value-type="float">
            <text:p>0,0000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Lonquimay</text:span></text:p>
          </table:table-cell>
          <table:table-cell table:style-name="ce14" office:value-type="float" office:value="0.0547945205479452" calcext:value-type="float">
            <text:p>0,0548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38298770364951" calcext:value-type="float">
            <text:p>0,0138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251572327044025" calcext:value-type="float">
            <text:p>0,0252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32258064516129" calcext:value-type="float">
            <text:p>0,0323</text:p>
          </table:table-cell>
          <table:table-cell table:style-name="ce14" office:value-type="float" office:value="0.105263157894737" calcext:value-type="float">
            <text:p>0,1053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252173913043478" calcext:value-type="float">
            <text:p>0,2522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Los Sauces</text:span></text:p>
          </table:table-cell>
          <table:table-cell table:style-name="ce14" office:value-type="float" office:value="0.0342465753424658" calcext:value-type="float">
            <text:p>0,0342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625" calcext:value-type="float">
            <text:p>0,0625</text:p>
          </table:table-cell>
          <table:table-cell table:style-name="ce14" office:value-type="float" office:value="0.0833333333333333" calcext:value-type="float">
            <text:p>0,0833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21978671318833" calcext:value-type="float">
            <text:p>0,0122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350877192982456" calcext:value-type="float">
            <text:p>0,0351</text:p>
          </table:table-cell>
          <table:table-cell table:number-columns-repeated="9" table:style-name="ce14" office:value-type="float" office:value="0" calcext:value-type="float">
            <text:p>0,0000</text:p>
          </table:table-cell>
          <table:table-cell table:style-name="ce14" office:value-type="float" office:value="0.147826086956522" calcext:value-type="float">
            <text:p>0,1478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Lumaco</text:span></text:p>
          </table:table-cell>
          <table:table-cell table:style-name="ce14" office:value-type="float" office:value="0.0273972602739726" calcext:value-type="float">
            <text:p>0,0274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number-columns-repeated="2" table:style-name="ce14" office:value-type="float" office:value="0.0833333333333333" calcext:value-type="float">
            <text:p>0,0833</text:p>
          </table:table-cell>
          <table:table-cell table:style-name="ce14" office:value-type="float" office:value="0.0303030303030303" calcext:value-type="float">
            <text:p>0,0303</text:p>
          </table:table-cell>
          <table:table-cell table:style-name="ce14" office:value-type="float" office:value="0.0108331691944061" calcext:value-type="float">
            <text:p>0,0108</text:p>
          </table:table-cell>
          <table:table-cell table:number-columns-repeated="5" table:style-name="ce14" office:value-type="float" office:value="0" calcext:value-type="float">
            <text:p>0,0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27027027027027" calcext:value-type="float">
            <text:p>0,027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24390243902439" calcext:value-type="float">
            <text:p>0,0244</text:p>
          </table:table-cell>
          <table:table-cell table:style-name="ce14" office:value-type="float" office:value="0.104347826086957" calcext:value-type="float">
            <text:p>0,1043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Corral</text:span></text:p>
          </table:table-cell>
          <table:table-cell table:style-name="ce14" office:value-type="float" office:value="0.00769230769230769" calcext:value-type="float">
            <text:p>0,0077</text:p>
          </table:table-cell>
          <table:table-cell table:number-columns-repeated="10" table:style-name="ce14" office:value-type="float" office:value="0" calcext:value-type="float">
            <text:p>0,0000</text:p>
          </table:table-cell>
          <table:table-cell table:style-name="ce14" office:value-type="float" office:value="0.0121527777777778" calcext:value-type="float">
            <text:p>0,0122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number-columns-repeated="4" table:style-name="ce14" office:value-type="float" office:value="0" calcext:value-type="float">
            <text:p>0,0000</text:p>
          </table:table-cell>
          <table:table-cell table:style-name="ce14" office:value-type="float" office:value="0.206896551724138" calcext:value-type="float">
            <text:p>0,2069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Mafil</text:span>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125" calcext:value-type="float">
            <text:p>0,1250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222222222222222" calcext:value-type="float">
            <text:p>0,2222</text:p>
          </table:table-cell>
          <table:table-cell table:style-name="ce14" office:value-type="float" office:value="0.0714285714285714" calcext:value-type="float">
            <text:p>0,0714</text:p>
          </table:table-cell>
          <table:table-cell table:style-name="ce14" office:value-type="float" office:value="0.0220560152768937" calcext:value-type="float">
            <text:p>0,0221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344827586206897" calcext:value-type="float">
            <text:p>0,0345</text:p>
          </table:table-cell>
          <table:table-cell table:number-columns-repeated="6" table:style-name="ce14" office:value-type="float" office:value="0" calcext:value-type="float">
            <text:p>0,0000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Lago Ranco</text:span></text:p>
          </table:table-cell>
          <table:table-cell table:style-name="ce14" office:value-type="float" office:value="0.00769230769230769" calcext:value-type="float">
            <text:p>0,0077</text:p>
          </table:table-cell>
          <table:table-cell table:number-columns-repeated="3" table:style-name="ce14" office:value-type="float" office:value="0" calcext:value-type="float">
            <text:p>0,0000</text:p>
          </table:table-cell>
          <table:table-cell table:style-name="ce14" office:value-type="float" office:value="0.032258064516129" calcext:value-type="float">
            <text:p>0,0323</text:p>
          </table:table-cell>
          <table:table-cell table:style-name="ce14" office:value-type="float" office:value="0.111111111111111" calcext:value-type="float">
            <text:p>0,1111</text:p>
          </table:table-cell>
          <table:table-cell table:style-name="ce14" office:value-type="float" office:value="0.142857142857143" calcext:value-type="float">
            <text:p>0,1429</text:p>
          </table:table-cell>
          <table:table-cell table:style-name="ce14" office:value-type="float" office:value="0.00935709739019733" calcext:value-type="float">
            <text:p>0,0094</text:p>
          </table:table-cell>
          <table:table-cell table:number-columns-repeated="2"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2" calcext:value-type="float">
            <text:p>0,2000</text:p>
          </table:table-cell>
          <table:table-cell table:style-name="ce14" office:value-type="float" office:value="0.166666666666667" calcext:value-type="float">
            <text:p>0,1667</text:p>
          </table:table-cell>
          <table:table-cell table:style-name="ce14" office:value-type="float" office:value="0.0344827586206897" calcext:value-type="float">
            <text:p>0,0345</text:p>
          </table:table-cell>
          <table:table-cell table:style-name="ce14" office:value-type="float" office:value="0.0416666666666667" calcext:value-type="float">
            <text:p>0,0417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5" calcext:value-type="float">
            <text:p>0,0500</text:p>
          </table:table-cell>
          <table:table-cell table:style-name="ce14" office:value-type="float" office:value="0" calcext:value-type="float">
            <text:p>0,0000</text:p>
          </table:table-cell>
          <table:table-cell table:style-name="ce14" office:value-type="float" office:value="0.0384615384615385" calcext:value-type="float">
            <text:p>0,0385</text:p>
          </table:table-cell>
          <table:table-cell table:style-name="ce14" office:value-type="float" office:value="0.224137931034483" calcext:value-type="float">
            <text:p>0,2241</text:p>
          </table:table-cell>
          <table:table-cell table:style-name="ce1" office:value-type="string" calcext:value-type="string">
            <text:p><text:span text:style-name="T2">LOSRIOS</text:span></text:p>
          </table:table-cell>
          <table:table-cell table:style-name="ce4" table:number-columns-repeated="998"/>
        </table:table-row>
        <table:table-row table:style-name="ro1">
          <table:table-cell table:style-name="ce1" office:value-type="string" calcext:value-type="string">
            <text:p><text:span text:style-name="T2">Temuco</text:span></text:p>
          </table:table-cell>
          <table:table-cell table:number-columns-repeated="20" table:style-name="ce14" office:value-type="float" office:value="1" calcext:value-type="float">
            <text:p>1,0000</text:p>
          </table:table-cell>
          <table:table-cell table:style-name="ce14" office:value-type="float" office:value="0.782608695652174" calcext:value-type="float">
            <text:p>0,7826</text:p>
          </table:table-cell>
          <table:table-cell table:style-name="ce1" office:value-type="string" calcext:value-type="string">
            <text:p><text:span text:style-name="T2">ARAUCANIA</text:span></text:p>
          </table:table-cell>
          <table:table-cell table:style-name="ce4" table:number-columns-repeated="998"/>
        </table:table-row>
        <table:table-row table:style-name="ro2" table:number-rows-repeated="20">
          <table:table-cell table:style-name="ce4" table:number-columns-repeated="1021"/>
        </table:table-row>
        <table:table-row table:style-name="ro3" table:number-rows-repeated="104851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Identificador_variable_dimension" table:style-name="ta2"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9"/>
        <table:table-column table:style-name="co10" table:number-columns-repeated="1019" table:default-cell-style-name="ce4"/>
        <table:table-column table:style-name="co5" table:default-cell-style-name="ce4"/>
        <table:table-row table:style-name="ro1">
          <table:table-cell table:style-name="ce16" table:number-columns-repeated="3"/>
          <table:table-cell table:style-name="ce17"/>
          <table:table-cell table:number-columns-repeated="1020"/>
        </table:table-row>
        <table:table-row table:style-name="ro1">
          <table:table-cell table:style-name="ce24" office:value-type="string" calcext:value-type="string">
            <text:p><text:span text:style-name="T3">Dimensión</text:span></text:p>
          </table:table-cell>
          <table:table-cell table:style-name="ce24" office:value-type="string" calcext:value-type="string" table:number-columns-spanned="2" table:number-rows-spanned="1">
            <text:p><text:span text:style-name="T3">Indicador o variable</text:span></text:p>
          </table:table-cell>
          <table:covered-table-cell table:style-name="ce24"/>
          <table:table-cell table:style-name="ce24" office:value-type="string" calcext:value-type="string">
            <text:p><text:span text:style-name="T3">Codificación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dministrativa</text:span></text:p>
          </table:table-cell>
          <table:table-cell office:value-type="string" calcext:value-type="string" table:number-columns-spanned="2" table:number-rows-spanned="1">
            <text:p><text:span text:style-name="T1">Servicios desconcentrados del Estado</text:span></text:p>
          </table:table-cell>
          <table:covered-table-cell/>
          <table:table-cell table:style-name="ce5" office:value-type="string" calcext:value-type="string">
            <text:p><text:span text:style-name="T1">var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limentación, restauración y hostelería</text:span></text:p>
          </table:table-cell>
          <table:table-cell office:value-type="string" calcext:value-type="string" table:number-columns-spanned="2" table:number-rows-spanned="1">
            <text:p><text:span text:style-name="T1">Número de supermercados</text:span></text:p>
          </table:table-cell>
          <table:covered-table-cell/>
          <table:table-cell table:style-name="ce6" office:value-type="string" calcext:value-type="string">
            <text:p><text:span text:style-name="T1">var2</text:span>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5">
            <text:p><text:span text:style-name="T1">Conectividad y Transporte</text:span></text:p>
          </table:table-cell>
          <table:table-cell office:value-type="string" calcext:value-type="string" table:number-columns-spanned="2" table:number-rows-spanned="1">
            <text:p><text:span text:style-name="T1">Sucursales Telefonía</text:span></text:p>
          </table:table-cell>
          <table:covered-table-cell/>
          <table:table-cell table:style-name="ce7" office:value-type="string" calcext:value-type="string">
            <text:p><text:span text:style-name="T1">var3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Sucursales servicios de Internet y cable</text:p>
          </table:table-cell>
          <table:covered-table-cell/>
          <table:table-cell table:style-name="ce7" office:value-type="string" calcext:value-type="string">
            <text:p><text:span text:style-name="T1">var4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empresas de despacho</text:span></text:p>
          </table:table-cell>
          <table:covered-table-cell/>
          <table:table-cell table:style-name="ce7" office:value-type="string" calcext:value-type="string">
            <text:p><text:span text:style-name="T1">var6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empresas de transporte público interurbano</text:p>
          </table:table-cell>
          <table:covered-table-cell/>
          <table:table-cell table:style-name="ce7" office:value-type="string" calcext:value-type="string">
            <text:p><text:span text:style-name="T1">var9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servicios de combustible</text:span></text:p>
          </table:table-cell>
          <table:covered-table-cell/>
          <table:table-cell table:style-name="ce7" office:value-type="string" calcext:value-type="string">
            <text:p><text:span text:style-name="T1">var10</text:span>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<text:span text:style-name="T1">Educación</text:span></text:p>
          </table:table-cell>
          <table:table-cell office:value-type="string" calcext:value-type="string" table:number-columns-spanned="2" table:number-rows-spanned="1">
            <text:p><text:span text:style-name="T1">Número de matrículas en establecimientos educacionales públicos y privados</text:span></text:p>
          </table:table-cell>
          <table:covered-table-cell/>
          <table:table-cell table:style-name="ce8" office:value-type="string" calcext:value-type="string">
            <text:p><text:span text:style-name="T1">var16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instituciones de educación superior</text:span></text:p>
          </table:table-cell>
          <table:covered-table-cell/>
          <table:table-cell table:style-name="ce8" office:value-type="string" calcext:value-type="string">
            <text:p><text:span text:style-name="T1">var17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jardines infantiles con y sin presencia de sala cuna</text:span></text:p>
          </table:table-cell>
          <table:covered-table-cell/>
          <table:table-cell table:style-name="ce8" office:value-type="string" calcext:value-type="string">
            <text:p><text:span text:style-name="T1">var18</text:span>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<text:span text:style-name="T1">Salud</text:span></text:p>
          </table:table-cell>
          <table:table-cell office:value-type="string" calcext:value-type="string" table:number-columns-spanned="2" table:number-rows-spanned="1">
            <text:p><text:span text:style-name="T1">Número de farmacias</text:span></text:p>
          </table:table-cell>
          <table:covered-table-cell/>
          <table:table-cell office:value-type="string" calcext:value-type="string">
            <text:p><text:span text:style-name="T1">var19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amas de hospital</text:span></text:p>
          </table:table-cell>
          <table:covered-table-cell/>
          <table:table-cell office:value-type="string" calcext:value-type="string">
            <text:p><text:span text:style-name="T1">var20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entros de salud familiar (CESFAM)</text:span></text:p>
          </table:table-cell>
          <table:covered-table-cell/>
          <table:table-cell office:value-type="string" calcext:value-type="string">
            <text:p><text:span text:style-name="T1">var21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entros comunitarios de salud familiar (CECOSF)</text:span></text:p>
          </table:table-cell>
          <table:covered-table-cell/>
          <table:table-cell office:value-type="string" calcext:value-type="string">
            <text:p><text:span text:style-name="T1">var22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laboratorios de exámenes de sangre</text:span></text:p>
          </table:table-cell>
          <table:covered-table-cell/>
          <table:table-cell office:value-type="string" calcext:value-type="string">
            <text:p><text:span text:style-name="T1">var23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laboratorios de exámenes radiológicos</text:span></text:p>
          </table:table-cell>
          <table:covered-table-cell/>
          <table:table-cell office:value-type="string" calcext:value-type="string">
            <text:p><text:span text:style-name="T1">var24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Seguridad</text:span></text:p>
          </table:table-cell>
          <table:table-cell office:value-type="string" calcext:value-type="string" table:number-columns-spanned="2" table:number-rows-spanned="1">
            <text:p><text:span text:style-name="T1">Número de empresas de seguridad privadas para el hogar</text:span></text:p>
          </table:table-cell>
          <table:covered-table-cell/>
          <table:table-cell table:style-name="ce10" office:value-type="string" calcext:value-type="string">
            <text:p><text:span text:style-name="T1">var25</text:span>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<text:span text:style-name="T1">Financiera</text:span></text:p>
          </table:table-cell>
          <table:table-cell office:value-type="string" calcext:value-type="string" table:number-columns-spanned="2" table:number-rows-spanned="1">
            <text:p><text:span text:style-name="T1">Número de sucursales bancarias</text:span></text:p>
          </table:table-cell>
          <table:covered-table-cell/>
          <table:table-cell table:style-name="ce11" office:value-type="string" calcext:value-type="string">
            <text:p><text:span text:style-name="T1">var26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ompañías de seguros</text:span></text:p>
          </table:table-cell>
          <table:covered-table-cell/>
          <table:table-cell table:style-name="ce11" office:value-type="string" calcext:value-type="string">
            <text:p><text:span text:style-name="T1">var27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ajeros bancarios</text:span></text:p>
          </table:table-cell>
          <table:covered-table-cell/>
          <table:table-cell table:style-name="ce11" office:value-type="string" calcext:value-type="string">
            <text:p><text:span text:style-name="T1">var28</text:span>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<text:span text:style-name="T1">Número de cajas vecinas</text:span></text:p>
          </table:table-cell>
          <table:covered-table-cell/>
          <table:table-cell table:style-name="ce11" office:value-type="string" calcext:value-type="string">
            <text:p><text:span text:style-name="T1">var29</text:span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number:min-decimal-places="4"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2.672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2T15:14:16.923446393</dc:date>
    <dc:creator>Francisco Maturana</dc:creator>
    <meta:editing-duration>PT11M40S</meta:editing-duration>
    <meta:editing-cycles>9</meta:editing-cycles>
    <meta:document-statistic meta:table-count="2" meta:cell-count="1064" meta:object-count="0"/>
  </office:meta>
</office:document-meta>
</file>